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svg:stroke-color="#ff0000" draw:opacity="50%" draw:textarea-horizontal-align="justify" draw:textarea-vertical-align="middle" draw:auto-grow-height="false" fo:min-height="0.75cm" fo:min-width="1.5cm"/>
      <style:paragraph-properties style:writing-mode="lr-tb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75cm" fo:min-width="1.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opacity="50%"/>
      <style:paragraph-properties fo:text-align="center" style:writing-mode="lr-tb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3cm" svg:y="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5cm" svg:y="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4cm" svg:y="3cm">
          <text:p text:style-name="P1"><text:span text:style-name="T1">Geschäf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1.5cm" svg:y="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5cm" svg:y="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0.5cm" svg:y="3cm">
          <text:p text:style-name="P1"><text:span text:style-name="T1">Zielplattf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5cm" svg:y="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5cm" svg:y="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cm" svg:y="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17.5cm" svg:y="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cm" svg:y="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6.5cm" svg:y="3cm">
          <text:p text:style-name="P1"><text:span text:style-name="T1">Da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6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5.5cm" svg:y="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7.5cm" svg:y="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1.5cm" svg:y="2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23.5cm" svg:y="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3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1.5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1.5cm" svg:y="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22.5cm" svg:y="3cm">
          <text:p text:style-name="P1"><text:span text:style-name="T1">Datenfo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2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1.5cm" svg:y="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3.5cm" svg:y="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0cm" svg:y="8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42cm" svg:y="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2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0cm" svg:y="10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0cm" svg:y="9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41cm" svg:y="9cm">
          <text:p text:style-name="P1"><text:span text:style-name="T1">Vorgeh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1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0cm" svg:y="11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2cm" svg:y="1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5cm" svg:y="2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4cm" svg:y="23cm">
          <text:p text:style-name="P1"><text:span text:style-name="T1">G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2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8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1.5cm" svg:y="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5cm" svg:y="10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10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0.5cm" svg:y="9cm">
          <text:p text:style-name="P1"><text:span text:style-name="T1">Anwendu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5cm" svg:y="10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1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5cm" svg:y="1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.5cm" svg:y="8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7.5cm" svg:y="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7.5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.5cm" svg:y="10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.5cm" svg:y="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6.5cm" svg:y="9cm">
          <text:p text:style-name="P1"><text:span text:style-name="T1">Sequ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.5cm" svg:y="10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.5cm" svg:y="1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7.5cm" svg:y="11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5cm" svg:y="2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4cm" svg:y="28cm">
          <text:p text:style-name="P1"><text:span text:style-name="T1">Mkdocstu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2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30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30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cm" svg:y1="3.5cm" svg:x2="9.5cm" svg:y2="3.5cm">
          <text:p/>
        </draw:line>
        <draw:line draw:style-name="gr5" draw:text-style-name="P3" draw:layer="layout" svg:x1="8cm" svg:y1="10cm" svg:x2="9.5cm" svg:y2="10cm">
          <text:p/>
        </draw:line>
        <draw:line draw:style-name="gr6" draw:text-style-name="P3" draw:layer="layout" svg:x1="8cm" svg:y1="4cm" svg:x2="8cm" svg:y2="10cm">
          <text:p/>
        </draw:line>
        <draw:line draw:style-name="gr6" draw:text-style-name="P3" draw:layer="layout" svg:x1="8cm" svg:y1="4cm" svg:x2="6cm" svg:y2="4cm">
          <text:p/>
        </draw:line>
        <draw:line draw:style-name="gr5" draw:text-style-name="P3" draw:layer="layout" svg:x1="12.5cm" svg:y1="10cm" svg:x2="15.5cm" svg:y2="10cm">
          <text:p/>
        </draw:line>
        <draw:custom-shape draw:style-name="gr3" draw:text-style-name="P2" draw:layer="layout" svg:width="1cm" svg:height="1cm" svg:x="9.5cm" svg:y="2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11.5cm" svg:y="2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5cm" svg:y="24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2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2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10.5cm" svg:y="23cm">
          <text:p text:style-name="P1"><text:span text:style-name="T1">Mkdocswik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5cm" svg:y="2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5cm" svg:y="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5cm" svg:y="2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cm" svg:y1="24cm" svg:x2="9.5cm" svg:y2="24cm">
          <text:p/>
        </draw:line>
        <draw:line draw:style-name="gr5" draw:text-style-name="P3" draw:layer="layout" svg:x1="8cm" svg:y1="25cm" svg:x2="9.5cm" svg:y2="25cm">
          <text:p/>
        </draw:line>
        <draw:line draw:style-name="gr6" draw:text-style-name="P3" draw:layer="layout" svg:x1="8cm" svg:y1="29cm" svg:x2="8cm" svg:y2="25cm">
          <text:p/>
        </draw:line>
        <draw:line draw:style-name="gr6" draw:text-style-name="P3" draw:layer="layout" svg:x1="8cm" svg:y1="29cm" svg:x2="6cm" svg:y2="29cm">
          <text:p/>
        </draw:line>
        <draw:line draw:style-name="gr5" draw:text-style-name="P3" draw:layer="layout" svg:x1="14cm" svg:y1="3.5cm" svg:x2="15.5cm" svg:y2="3.5cm">
          <text:p/>
        </draw:line>
        <draw:line draw:style-name="gr6" draw:text-style-name="P3" draw:layer="layout" svg:x1="14cm" svg:y1="3.5cm" svg:x2="14cm" svg:y2="1.5cm">
          <text:p/>
        </draw:line>
        <draw:line draw:style-name="gr6" draw:text-style-name="P3" draw:layer="layout" svg:x1="7cm" svg:y1="1.5cm" svg:x2="14cm" svg:y2="1.5cm">
          <text:p/>
        </draw:line>
        <draw:line draw:style-name="gr6" draw:text-style-name="P3" draw:layer="layout" svg:x1="7cm" svg:y1="1.5cm" svg:x2="7cm" svg:y2="3cm">
          <text:p/>
        </draw:line>
        <draw:line draw:style-name="gr6" draw:text-style-name="P3" draw:layer="layout" svg:x1="6cm" svg:y1="3cm" svg:x2="7cm" svg:y2="3cm">
          <text:p/>
        </draw:line>
        <draw:line draw:style-name="gr5" draw:text-style-name="P3" draw:layer="layout" svg:x1="18.5cm" svg:y1="4cm" svg:x2="21.5cm" svg:y2="4cm">
          <text:p/>
        </draw:line>
        <draw:custom-shape draw:style-name="gr3" draw:text-style-name="P2" draw:layer="layout" svg:width="1cm" svg:height="1cm" svg:x="21.5cm" svg:y="8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3.5cm" svg:y="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.5cm" svg:y="10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.5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.5cm" svg:y="9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22.5cm" svg:y="9cm">
          <text:p text:style-name="P1"><text:span text:style-name="T1">Nutz. D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.5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.5cm" svg:y="1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.5cm" svg:y="1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5cm" svg:y1="10cm" svg:x2="21.5cm" svg:y2="10cm">
          <text:p/>
        </draw:line>
        <draw:line draw:style-name="gr6" draw:text-style-name="P3" draw:layer="layout" svg:x1="20.5cm" svg:y1="10cm" svg:x2="20.5cm" svg:y2="4.5cm">
          <text:p/>
        </draw:line>
        <draw:line draw:style-name="gr6" draw:text-style-name="P3" draw:layer="layout" svg:x1="18.5cm" svg:y1="4.5cm" svg:x2="20.5cm" svg:y2="4.5cm">
          <text:p/>
        </draw:line>
        <draw:custom-shape draw:style-name="gr3" draw:text-style-name="P2" draw:layer="layout" svg:width="1cm" svg:height="1cm" svg:x="27.5cm" svg:y="8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9.5cm" svg:y="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9.5cm" svg:y="10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7.5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7.5cm" svg:y="9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28.5cm" svg:y="9cm">
          <text:p text:style-name="P1"><text:span text:style-name="T1">Konz. N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8.5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7.5cm" svg:y="1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9.5cm" svg:y="1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4.5cm" svg:y1="10cm" svg:x2="27.5cm" svg:y2="10cm">
          <text:p/>
        </draw:line>
        <draw:custom-shape draw:style-name="gr3" draw:text-style-name="P2" draw:layer="layout" svg:width="1cm" svg:height="1cm" svg:x="33.5cm" svg:y="8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35.5cm" svg:y="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5.5cm" svg:y="10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3.5cm" svg:y="10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3.5cm" svg:y="9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34.5cm" svg:y="9cm">
          <text:p text:style-name="P1"><text:span text:style-name="T1">SW-Schn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4.5cm" svg:y="10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3.5cm" svg:y="1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5.5cm" svg:y="11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0.5cm" svg:y1="10cm" svg:x2="33.5cm" svg:y2="10cm">
          <text:p/>
        </draw:line>
        <draw:custom-shape draw:style-name="gr3" draw:text-style-name="P2" draw:layer="layout" svg:width="1cm" svg:height="1cm" svg:x="27.5cm" svg:y="14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1cm" svg:x="29.5cm" svg:y="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9.5cm" svg:y="16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7.5cm" svg:y="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7.5cm" svg:y="1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cm" svg:x="28.5cm" svg:y="15cm">
          <text:p text:style-name="P1"><text:span text:style-name="T1">IT-Sich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8.5cm" svg:y="1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7.5cm" svg:y="1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9.5cm" svg:y="1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6cm" svg:y1="16cm" svg:x2="27.5cm" svg:y2="16cm">
          <text:p/>
        </draw:line>
        <draw:line draw:style-name="gr6" draw:text-style-name="P3" draw:layer="layout" svg:x1="26cm" svg:y1="16cm" svg:x2="26cm" svg:y2="10.5cm">
          <text:p/>
        </draw:line>
        <draw:line draw:style-name="gr6" draw:text-style-name="P3" draw:layer="layout" svg:x1="24.5cm" svg:y1="10.5cm" svg:x2="26cm" svg:y2="10.5cm">
          <text:p/>
        </draw:line>
        <draw:custom-shape draw:style-name="gr1" draw:text-style-name="P2" draw:layer="layout" svg:width="1cm" svg:height="1cm" svg:x="27.5cm" svg:y="2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29.5cm" svg:y="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9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7.5cm" svg:y="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7.5cm" svg:y="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28.5cm" svg:y="3cm">
          <text:p text:style-name="P1"><text:span text:style-name="T1">DM erst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8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7.5cm" svg:y="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29.5cm" svg:y="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4.5cm" svg:y1="4cm" svg:x2="27.5cm" svg:y2="4cm">
          <text:p/>
        </draw:line>
        <draw:custom-shape draw:style-name="gr1" draw:text-style-name="P2" draw:layer="layout" svg:width="1cm" svg:height="1cm" svg:x="33.5cm" svg:y="2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35.5cm" svg:y="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5.5cm" svg:y="4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3.5cm" svg:y="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3.5cm" svg:y="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34.5cm" svg:y="3cm">
          <text:p text:style-name="P1"><text:span text:style-name="T1">DM impl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4.5cm" svg:y="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3.5cm" svg:y="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5.5cm" svg:y="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0.5cm" svg:y1="4cm" svg:x2="33.5cm" svg:y2="4cm">
          <text:p/>
        </draw:line>
        <draw:line draw:style-name="gr5" draw:text-style-name="P3" draw:layer="layout" svg:x1="36.5cm" svg:y1="9cm" svg:x2="40cm" svg:y2="9cm">
          <text:p/>
        </draw:line>
        <draw:line draw:style-name="gr6" draw:text-style-name="P3" draw:layer="layout" svg:x1="14.5cm" svg:y1="19cm" svg:x2="14.5cm" svg:y2="4cm">
          <text:p/>
        </draw:line>
        <draw:line draw:style-name="gr6" draw:text-style-name="P3" draw:layer="layout" svg:x1="12.5cm" svg:y1="4cm" svg:x2="14.5cm" svg:y2="4cm">
          <text:p/>
        </draw:line>
        <draw:line draw:style-name="gr6" draw:text-style-name="P3" draw:layer="layout" svg:x1="37.5cm" svg:y1="10.5cm" svg:x2="37.5cm" svg:y2="19cm">
          <text:p/>
        </draw:line>
        <draw:line draw:style-name="gr6" draw:text-style-name="P3" draw:layer="layout" svg:x1="14.5cm" svg:y1="19cm" svg:x2="14.5cm" svg:y2="4cm">
          <text:p/>
        </draw:line>
        <draw:line draw:style-name="gr5" draw:text-style-name="P3" draw:layer="layout" svg:x1="37.5cm" svg:y1="10.5cm" svg:x2="40cm" svg:y2="10.5cm">
          <text:p/>
        </draw:line>
        <draw:line draw:style-name="gr6" draw:text-style-name="P3" draw:layer="layout" svg:x1="14.5cm" svg:y1="19cm" svg:x2="37.5cm" svg:y2="19cm">
          <text:p/>
        </draw:line>
        <draw:line draw:style-name="gr6" draw:text-style-name="P3" draw:layer="layout" svg:x1="12.5cm" svg:y1="10.5cm" svg:x2="13.5cm" svg:y2="10.5cm">
          <text:p/>
        </draw:line>
        <draw:line draw:style-name="gr6" draw:text-style-name="P3" draw:layer="layout" svg:x1="13.5cm" svg:y1="20cm" svg:x2="13.5cm" svg:y2="10.5cm">
          <text:p/>
        </draw:line>
        <draw:line draw:style-name="gr6" draw:text-style-name="P3" draw:layer="layout" svg:x1="13.5cm" svg:y1="20cm" svg:x2="38.5cm" svg:y2="20cm">
          <text:p/>
        </draw:line>
        <draw:line draw:style-name="gr6" draw:text-style-name="P3" draw:layer="layout" svg:x1="38.5cm" svg:y1="11cm" svg:x2="38.5cm" svg:y2="20cm">
          <text:p/>
        </draw:line>
        <draw:line draw:style-name="gr5" draw:text-style-name="P3" draw:layer="layout" svg:x1="38.5cm" svg:y1="11cm" svg:x2="40cm" svg:y2="11cm">
          <text:p/>
        </draw:line>
        <draw:line draw:style-name="gr5" draw:text-style-name="P3" draw:layer="layout" svg:x1="37cm" svg:y1="10cm" svg:x2="40cm" svg:y2="10cm">
          <text:p/>
        </draw:line>
        <draw:line draw:style-name="gr6" draw:text-style-name="P3" draw:layer="layout" svg:x1="37cm" svg:y1="10cm" svg:x2="37cm" svg:y2="18.5cm">
          <text:p/>
        </draw:line>
        <draw:line draw:style-name="gr6" draw:text-style-name="P3" draw:layer="layout" svg:x1="19.5cm" svg:y1="18.5cm" svg:x2="37cm" svg:y2="18.5cm">
          <text:p/>
        </draw:line>
        <draw:line draw:style-name="gr6" draw:text-style-name="P3" draw:layer="layout" svg:x1="19.5cm" svg:y1="18.5cm" svg:x2="19.5cm" svg:y2="10cm">
          <text:p/>
        </draw:line>
        <draw:line draw:style-name="gr6" draw:text-style-name="P3" draw:layer="layout" svg:x1="18.5cm" svg:y1="10cm" svg:x2="19.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05T08:19:54.975000000</meta:creation-date>
    <dc:date>2022-12-08T08:46:25.229000000</dc:date>
    <meta:editing-duration>PT56M49S</meta:editing-duration>
    <meta:editing-cycles>7</meta:editing-cycles>
    <meta:generator>LibreOffice/6.4.6.2$Windows_X86_64 LibreOffice_project/0ce51a4fd21bff07a5c061082cc82c5ed232f115</meta:generator>
    <meta:document-statistic meta:object-count="186"/>
  </office:meta>
</office:document-meta>
</file>